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2" style:family="paragraph" style:parent-style-name="Text_20_body">
      <style:paragraph-properties style:line-height-at-least="0.2709in" fo:text-align="center" style:justify-single-word="false"/>
      <style:text-properties fo:color="#ca0c16" style:font-name-asian="Microsoft YaHei" style:font-size-asian="9pt"/>
    </style:style>
    <style:style style:name="P3" style:family="paragraph" style:parent-style-name="Text_20_body">
      <style:paragraph-properties fo:margin-top="0in" fo:margin-bottom="0in" loext:contextual-spacing="false"/>
      <style:text-properties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7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8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</style:style>
    <style:style style:name="P9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  <style:text-properties fo:font-style="italic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color="#78a5f1" style:text-line-through-style="none" style:text-line-through-type="none" style:font-name="Microsoft YaHei" fo:font-size="9pt" style:text-underline-style="none" style:text-blinking="false" loext:padding="0in" loext:border="none"/>
    </style:style>
    <style:style style:name="T6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8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9" style:family="text">
      <style:text-properties fo:color="#999999" style:font-size-asian="9pt" loext:padding="0in" loext:border="none"/>
    </style:style>
    <style:style style:name="T10" style:family="text">
      <style:text-properties fo:color="#999999" loext:padding="0in" loext:border="none"/>
    </style:style>
    <style:style style:name="T11" style:family="text">
      <style:text-properties fo:color="#383a42" style:font-name="Source Code Pro" fo:font-size="10.5pt" fo:background-color="#fafafa" loext:char-shading-value="0" loext:padding="0in" loext:border="none"/>
    </style:style>
    <style:style style:name="T12" style:family="text">
      <style:text-properties fo:color="#383a42" fo:background-color="#fafafa" loext:char-shading-value="0" loext:padding="0in" loext:border="none"/>
    </style:style>
    <style:style style:name="T13" style:family="text">
      <style:text-properties fo:color="#4078f2" style:font-name="Source Code Pro" fo:font-size="10.5pt" fo:background-color="#fafafa" loext:char-shading-value="0" loext:padding="0in" loext:border="none"/>
    </style:style>
    <style:style style:name="T14" style:family="text">
      <style:text-properties fo:color="#a626a4" style:font-name="Source Code Pro" fo:font-size="10.5pt" fo:background-color="#fafafa" loext:char-shading-value="0" loext:padding="0in" loext:border="none"/>
    </style:style>
    <style:style style:name="T15" style:family="text">
      <style:text-properties style:font-name="apple-system"/>
    </style:style>
    <style:style style:name="T16" style:family="text">
      <style:text-properties style:font-name="apple-system" loext:padding="0in" loext:border="none"/>
    </style:style>
    <style:style style:name="T17" style:family="text">
      <style:text-properties style:font-name-asian="apple-system"/>
    </style:style>
    <style:style style:name="T18" style:family="text">
      <style:text-properties style:font-name-asian="apple-system" loext:padding="0in" loext:border="none"/>
    </style:style>
    <style:style style:name="T19" style:family="text">
      <style:text-properties fo:color="#a0a1a7" style:font-name="Source Code Pro" fo:font-size="10.5pt" fo:background-color="#fafafa" loext:char-shading-value="0" loext:padding="0in" loext:border="none"/>
    </style:style>
    <style:style style:name="T20" style:family="text">
      <style:text-properties fo:color="#c18401" style:font-name="Source Code Pro" fo:font-size="10.5pt" fo:background-color="#fafafa" loext:char-shading-value="0" loext:padding="0in" loext:border="none"/>
    </style:style>
    <style:style style:name="T21" style:family="text">
      <style:text-properties fo:font-weight="bold" loext:padding="0in" loext:border="none"/>
    </style:style>
    <style:style style:name="T22" style:family="text">
      <style:text-properties fo:color="#986801" style:font-name="Source Code Pro" fo:font-size="10.5pt" fo:background-color="#fafafa" loext:char-shading-value="0" loext:padding="0in" loext:border="none"/>
    </style:style>
    <style:style style:name="T23" style:family="text">
      <style:text-properties fo:color="#50a14f" style:font-name="Source Code Pro" fo:font-size="10.5pt" fo:background-color="#fafafa" loext:char-shading-value="0" loext:padding="0in" loext:border="none"/>
    </style:style>
    <style:style style:name="fr1" style:family="graphic" style:parent-style-name="Frame">
      <style:graphic-properties fo:margin-left="0in" fo:margin-right="0.0835in" fo:margin-top="0.0417in" fo:margin-bottom="0in" style:wrap="right" style:number-wrapped-paragraphs="no-limit" style:vertical-pos="top" style:vertical-rel="paragraph-content" style:horizontal-pos="left" style:horizontal-rel="paragraph" fo:padding="0.0193in" fo:border="0.06pt solid #f4ced0"/>
    </style:style>
    <style:style style:name="fr2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-left="0in" fo:padding-right="0.0193in" fo:padding-top="0in" fo:padding-bottom="0in" fo:border-left="none" fo:border-right="0.06pt solid #c5c5c5" fo:border-top="none" fo:border-bottom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Frame1" text:anchor-type="paragraph" svg:width="0.2709in" draw:z-index="82"><draw:text-box fo:min-height="0.2709in"><text:p text:style-name="P2">原</text:p></draw:text-box></draw:frame><text:span text:style-name="T1">device_create_file</text:span><text:span text:style-name="T3">的使用</text:span></text:h>
      <text:p text:style-name="P7"><text:span text:style-name="T6">2016</text:span><text:span text:style-name="T7">年</text:span><text:span text:style-name="T6">06</text:span><text:span text:style-name="T7">月</text:span><text:span text:style-name="T6">26</text:span><text:span text:style-name="T7">日 </text:span><text:span text:style-name="T6">14:21:20 </text:span><text:a xlink:type="simple" xlink:href="https://me.csdn.net/armfpga123" office:target-frame-name="_blank" xlink:show="new" text:style-name="Internet_20_link" text:visited-style-name="Visited_20_Internet_20_Link"><text:span text:style-name="T8">ELinux2607</text:span></text:a><text:span text:style-name="T6"> </text:span><text:span text:style-name="T7">阅读数 </text:span><text:span text:style-name="T6">4430</text:span></text:p>
      <text:section text:style-name="Sect1" text:name="article_content">
        <text:p text:style-name="P4"><text:span text:style-name="T10"> </text:span><text:span text:style-name="T9">版权声明：本文为博主原创文章，未经博主允许不得转载。 </text:span><text:a xlink:type="simple" xlink:href="https://blog.csdn.net/armfpga123/article/details/51762593" text:style-name="Internet_20_link" text:visited-style-name="Visited_20_Internet_20_Link"><text:span text:style-name="T5">https://blog.csdn.net/armfpga123/article/details/51762593</text:span></text:a></text:p>
        <text:section text:style-name="Sect1" text:name="content_views">
          <text:p text:style-name="P6"><text:span text:style-name="T2">DEVICE_ATTR</text:span><text:span text:style-name="T4">是一个宏，其定义在</text:span><text:span text:style-name="T2">include/linux/device.h</text:span><text:span text:style-name="T4">：</text:span></text:p>
          <text:p text:style-name="P8"><draw:frame draw:style-name="fr2" draw:name="Frame2" text:anchor-type="paragraph" svg:width="0.25in" draw:z-index="0"><draw:text-box fo:min-height="0.2291in"><text:p text:style-name="P5"/></draw:text-box></draw:frame><text:span text:style-name="Source_20_Text"><text:span text:style-name="T13">#define DEVICE_ATTR(_name, _mode, _show, _store) \</text:span></text:span></text:p>
          <text:p text:style-name="P8"><draw:frame draw:style-name="fr2" draw:name="Frame3" text:anchor-type="paragraph" svg:width="0.25in" draw:z-index="1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4">struct</text:span></text:span><text:span text:style-name="Source_20_Text"><text:span text:style-name="T11"> device_attribute dev_attr_</text:span></text:span><text:span text:style-name="Source_20_Text"><text:span text:style-name="T13">##_name = __ATTR(_name, _mode, _show, _store)</text:span></text:span></text:p>
          <text:p text:style-name="P6"><text:span text:style-name="T2">__ATTR</text:span><text:span text:style-name="T4">宏定义在</text:span><text:span text:style-name="T2">include/linux/sysfs.h</text:span><text:span text:style-name="T4">：</text:span></text:p>
          <text:p text:style-name="P8"><draw:frame draw:style-name="fr2" draw:name="Frame4" text:anchor-type="paragraph" svg:width="0.25in" draw:z-index="2"><draw:text-box fo:min-height="0.2291in"><text:p text:style-name="P5"/></draw:text-box></draw:frame><text:span text:style-name="Source_20_Text"><text:span text:style-name="T13">#define __ATTR(_name,_mode,_show,_store) { \</text:span></text:span></text:p>
          <text:p text:style-name="P8"><draw:frame draw:style-name="fr2" draw:name="Frame5" text:anchor-type="paragraph" svg:width="0.25in" draw:z-index="3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.attr = {.name = __stringify(_name), .mode = _mode }, <text:s text:c="2"/>\</text:span></text:span></text:p>
          <text:p text:style-name="P8"><draw:frame draw:style-name="fr2" draw:name="Frame6" text:anchor-type="paragraph" svg:width="0.25in" draw:z-index="4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.show <text:s text:c="2"/>= _show, <text:s text:c="39"/>\</text:span></text:span></text:p>
          <text:p text:style-name="P8"><draw:frame draw:style-name="fr2" draw:name="Frame7" text:anchor-type="paragraph" svg:width="0.25in" draw:z-index="5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.store <text:s/>= _store, <text:s text:c="38"/>\</text:span></text:span></text:p>
          <text:p text:style-name="P8"><draw:frame draw:style-name="fr2" draw:name="Frame8" text:anchor-type="paragraph" svg:width="0.25in" draw:z-index="6"><draw:text-box fo:min-height="0.2291in"><text:p text:style-name="P5"/></draw:text-box></draw:frame><text:span text:style-name="Source_20_Text"><text:span text:style-name="T11">}</text:span></text:span></text:p>
          <text:p text:style-name="P3"><text:span text:style-name="T15">struct device_attribute</text:span><text:span text:style-name="T17">结构定义在</text:span><text:span text:style-name="T15">include/linux/device.h:</text:span></text:p>
          <text:p text:style-name="P9"><draw:frame draw:style-name="fr2" draw:name="Frame9" text:anchor-type="paragraph" svg:width="0.25in" draw:z-index="7"><draw:text-box fo:min-height="0.2291in"><text:p text:style-name="P5"/></draw:text-box></draw:frame><text:span text:style-name="Source_20_Text"><text:span text:style-name="T19">/* interface for exporting device attributes */</text:span></text:span></text:p>
          <text:p text:style-name="P8"><draw:frame draw:style-name="fr2" draw:name="Frame10" text:anchor-type="paragraph" svg:width="0.25in" draw:z-index="8"><draw:text-box fo:min-height="0.2291in"><text:p text:style-name="P5"/></draw:text-box></draw:frame><text:span text:style-name="Source_20_Text"><text:span text:style-name="T14">struct</text:span></text:span><text:span text:style-name="Source_20_Text"><text:span text:style-name="T11"> </text:span></text:span><text:span text:style-name="Source_20_Text"><text:span text:style-name="T20">device_attribute</text:span></text:span><text:span text:style-name="Source_20_Text"><text:span text:style-name="T11"> {</text:span></text:span></text:p>
          <text:p text:style-name="P8"><draw:frame draw:style-name="fr2" draw:name="Frame11" text:anchor-type="paragraph" svg:width="0.25in" draw:z-index="9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4">struct</text:span></text:span><text:span text:style-name="Source_20_Text"><text:span text:style-name="T11"> </text:span></text:span><text:span text:style-name="Source_20_Text"><text:span text:style-name="T20">attribute</text:span></text:span><text:span text:style-name="Source_20_Text"><text:span text:style-name="T11"> <text:s text:c="3"/></text:span></text:span><text:span text:style-name="Source_20_Text"><text:span text:style-name="T20">attr</text:span></text:span><text:span text:style-name="Source_20_Text"><text:span text:style-name="T11">;</text:span></text:span></text:p>
          <text:p text:style-name="P8"><draw:frame draw:style-name="fr2" draw:name="Frame12" text:anchor-type="paragraph" svg:width="0.25in" draw:z-index="10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4">ssize_t</text:span></text:span><text:span text:style-name="Source_20_Text"><text:span text:style-name="T11"> (*show)(struct device *dev, struct device_attribute *attr,</text:span></text:span></text:p>
          <text:p text:style-name="P8"><draw:frame draw:style-name="fr2" draw:name="Frame13" text:anchor-type="paragraph" svg:width="0.25in" draw:z-index="11"><draw:text-box fo:min-height="0.2291in"><text:p text:style-name="P5"/></draw:text-box></draw:frame><text:span text:style-name="Source_20_Text"><text:span text:style-name="T12"> <text:s text:c="11"/></text:span></text:span><text:span text:style-name="Source_20_Text"><text:span text:style-name="T14">char</text:span></text:span><text:span text:style-name="Source_20_Text"><text:span text:style-name="T11"> *buf);</text:span></text:span></text:p>
          <text:p text:style-name="P8"><draw:frame draw:style-name="fr2" draw:name="Frame14" text:anchor-type="paragraph" svg:width="0.25in" draw:z-index="12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4">ssize_t</text:span></text:span><text:span text:style-name="Source_20_Text"><text:span text:style-name="T11"> (*store)(struct device *dev, struct device_attribute *attr,</text:span></text:span></text:p>
          <text:p text:style-name="P8"><draw:frame draw:style-name="fr2" draw:name="Frame15" text:anchor-type="paragraph" svg:width="0.25in" draw:z-index="13"><draw:text-box fo:min-height="0.2291in"><text:p text:style-name="P5"/></draw:text-box></draw:frame><text:span text:style-name="Source_20_Text"><text:span text:style-name="T12"> <text:s text:c="12"/></text:span></text:span><text:span text:style-name="Source_20_Text"><text:span text:style-name="T14">const</text:span></text:span><text:span text:style-name="Source_20_Text"><text:span text:style-name="T11"> </text:span></text:span><text:span text:style-name="Source_20_Text"><text:span text:style-name="T14">char</text:span></text:span><text:span text:style-name="Source_20_Text"><text:span text:style-name="T11"> *buf, </text:span></text:span><text:span text:style-name="Source_20_Text"><text:span text:style-name="T14">size_t</text:span></text:span><text:span text:style-name="Source_20_Text"><text:span text:style-name="T11"> count);</text:span></text:span></text:p>
          <text:p text:style-name="P8"><draw:frame draw:style-name="fr2" draw:name="Frame16" text:anchor-type="paragraph" svg:width="0.25in" draw:z-index="14"><draw:text-box fo:min-height="0.2291in"><text:p text:style-name="P5"/></draw:text-box></draw:frame><text:span text:style-name="Source_20_Text"><text:span text:style-name="T11">};</text:span></text:span></text:p>
          <text:p text:style-name="P3"><text:span text:style-name="T15">DEVICE_ATTR</text:span><text:span text:style-name="T17">宏展开：</text:span></text:p>
          <text:p text:style-name="P8"><draw:frame draw:style-name="fr2" draw:name="Frame17" text:anchor-type="paragraph" svg:width="0.25in" draw:z-index="15"><draw:text-box fo:min-height="0.2291in"><text:p text:style-name="P5"/></draw:text-box></draw:frame><text:span text:style-name="Source_20_Text"><text:span text:style-name="T13">#define DEVICE_ATTR(_name, _mode, _show, _store) \</text:span></text:span></text:p>
          <text:p text:style-name="P8"><draw:frame draw:style-name="fr2" draw:name="Frame18" text:anchor-type="paragraph" svg:width="0.25in" draw:z-index="16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4">struct</text:span></text:span><text:span text:style-name="Source_20_Text"><text:span text:style-name="T11"> device_attribute dev_attr_</text:span></text:span><text:span text:style-name="Source_20_Text"><text:span text:style-name="T13">##_name = { \</text:span></text:span></text:p>
          <text:p text:style-name="P8"><draw:frame draw:style-name="fr2" draw:name="Frame19" text:anchor-type="paragraph" svg:width="0.25in" draw:z-index="17"><draw:text-box fo:min-height="0.2291in"><text:p text:style-name="P5"/></draw:text-box></draw:frame><text:span text:style-name="Source_20_Text"><text:span text:style-name="T12"> <text:s text:c="7"/></text:span></text:span><text:span text:style-name="Source_20_Text"><text:span text:style-name="T11">.attr = {.name = __stringify(_name), .mode = _mode }, <text:s text:c="2"/>\</text:span></text:span></text:p>
          <text:p text:style-name="P8"><draw:frame draw:style-name="fr2" draw:name="Frame20" text:anchor-type="paragraph" svg:width="0.25in" draw:z-index="18"><draw:text-box fo:min-height="0.2291in"><text:p text:style-name="P5"/></draw:text-box></draw:frame><text:span text:style-name="Source_20_Text"><text:span text:style-name="T12"> <text:s text:c="7"/></text:span></text:span><text:span text:style-name="Source_20_Text"><text:span text:style-name="T11">.show <text:s text:c="2"/>= _show, <text:s text:c="39"/>\</text:span></text:span></text:p>
          <text:p text:style-name="P8"><draw:frame draw:style-name="fr2" draw:name="Frame21" text:anchor-type="paragraph" svg:width="0.25in" draw:z-index="19"><draw:text-box fo:min-height="0.2291in"><text:p text:style-name="P5"/></draw:text-box></draw:frame><text:span text:style-name="Source_20_Text"><text:span text:style-name="T12"> <text:s text:c="7"/></text:span></text:span><text:span text:style-name="Source_20_Text"><text:span text:style-name="T11">.store <text:s/>= _store, <text:s text:c="38"/>\</text:span></text:span></text:p>
          <text:p text:style-name="P8"><draw:frame draw:style-name="fr2" draw:name="Frame22" text:anchor-type="paragraph" svg:width="0.25in" draw:z-index="20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}</text:span></text:span></text:p>
          <text:p text:style-name="P4"><text:span text:style-name="T18">举例说明</text:span><text:span text:style-name="T16">DEVICE_ATTR</text:span><text:span text:style-name="T18">使用方法：</text:span></text:p>
          <text:p text:style-name="P8"><draw:frame draw:style-name="fr2" draw:name="Frame23" text:anchor-type="paragraph" svg:width="0.25in" draw:z-index="21"><draw:text-box fo:min-height="0.2291in"><text:p text:style-name="P5"/></draw:text-box></draw:frame><text:span text:style-name="Source_20_Text"><text:span text:style-name="T14">static</text:span></text:span><text:span text:style-name="Source_20_Text"><text:span text:style-name="T11"> </text:span></text:span><text:span text:style-name="Source_20_Text"><text:span text:style-name="T13">DEVICE_ATTR</text:span></text:span><text:span text:style-name="Source_20_Text"><text:span text:style-name="T11">(msm_gpio, </text:span></text:span><text:span text:style-name="Source_20_Text"><text:span text:style-name="T22">0664</text:span></text:span><text:span text:style-name="Source_20_Text"><text:span text:style-name="T11">, msmgpio_show, msmgpio_store);</text:span></text:span></text:p>
          <text:p text:style-name="P8"><draw:frame draw:style-name="fr2" draw:name="Frame24" text:anchor-type="paragraph" svg:width="0.25in" draw:z-index="22"><draw:text-box fo:min-height="0.2291in"><text:p text:style-name="P5"/></draw:text-box></draw:frame><text:span text:style-name="Source_20_Text"><text:span text:style-name="T12"> </text:span></text:span></text:p>
          <text:p text:style-name="P8"><draw:frame draw:style-name="fr2" draw:name="Frame25" text:anchor-type="paragraph" svg:width="0.25in" draw:z-index="23"><draw:text-box fo:min-height="0.2291in"><text:p text:style-name="P5"/></draw:text-box></draw:frame><text:span text:style-name="Source_20_Text"><text:span text:style-name="T14">static</text:span></text:span><text:span text:style-name="Source_20_Text"><text:span text:style-name="T11"> ssize_t </text:span></text:span><text:span text:style-name="Source_20_Text"><text:span text:style-name="T13">msmgpio_show</text:span></text:span><text:span text:style-name="Source_20_Text"><text:span text:style-name="T11">(</text:span></text:span><text:span text:style-name="Source_20_Text"><text:span text:style-name="T14">struct</text:span></text:span><text:span text:style-name="Source_20_Text"><text:span text:style-name="T11"> device *dev,</text:span></text:span></text:p>
          <text:p text:style-name="P8"><draw:frame draw:style-name="fr2" draw:name="Frame26" text:anchor-type="paragraph" svg:width="0.25in" draw:z-index="24"><draw:text-box fo:min-height="0.2291in"><text:p text:style-name="P5"/></draw:text-box></draw:frame><text:span text:style-name="Source_20_Text"><text:span text:style-name="T12"> <text:s text:c="18"/></text:span></text:span><text:span text:style-name="Source_20_Text"><text:span text:style-name="T14">struct</text:span></text:span><text:span text:style-name="Source_20_Text"><text:span text:style-name="T11"> device_attribute *attr, </text:span></text:span><text:span text:style-name="Source_20_Text"><text:span text:style-name="T14">char</text:span></text:span><text:span text:style-name="Source_20_Text"><text:span text:style-name="T11"> *buf)</text:span></text:span></text:p>
          <text:p text:style-name="P8"><draw:frame draw:style-name="fr2" draw:name="Frame27" text:anchor-type="paragraph" svg:width="0.25in" draw:z-index="25"><draw:text-box fo:min-height="0.2291in"><text:p text:style-name="P5"/></draw:text-box></draw:frame><text:span text:style-name="Source_20_Text"><text:span text:style-name="T11">{</text:span></text:span></text:p>
          <text:p text:style-name="P8"><draw:frame draw:style-name="fr2" draw:name="Frame28" text:anchor-type="paragraph" svg:width="0.25in" draw:z-index="26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4">int</text:span></text:span><text:span text:style-name="Source_20_Text"><text:span text:style-name="T11"> temp[</text:span></text:span><text:span text:style-name="Source_20_Text"><text:span text:style-name="T22">5</text:span></text:span><text:span text:style-name="Source_20_Text"><text:span text:style-name="T11">];</text:span></text:span></text:p>
          <text:p text:style-name="P8"><draw:frame draw:style-name="fr2" draw:name="Frame29" text:anchor-type="paragraph" svg:width="0.25in" draw:z-index="27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4">struct</text:span></text:span><text:span text:style-name="Source_20_Text"><text:span text:style-name="T11"> gpio_data *gpio_data_ptr = dev_get_drvdata(dev);</text:span></text:span></text:p>
          <text:p text:style-name="P8"><draw:frame draw:style-name="fr2" draw:name="Frame30" text:anchor-type="paragraph" svg:width="0.25in" draw:z-index="28"><draw:text-box fo:min-height="0.2291in"><text:p text:style-name="P5"/></draw:text-box></draw:frame><text:span text:style-name="Source_20_Text"><text:span text:style-name="T12"> </text:span></text:span></text:p>
          <text:p text:style-name="P8"><draw:frame draw:style-name="fr2" draw:name="Frame31" text:anchor-type="paragraph" svg:width="0.25in" draw:z-index="29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temp[</text:span></text:span><text:span text:style-name="Source_20_Text"><text:span text:style-name="T22">0</text:span></text:span><text:span text:style-name="Source_20_Text"><text:span text:style-name="T11">] = gpio_get_value(gpio_data_ptr-&gt;gpio0);</text:span></text:span></text:p>
          <text:p text:style-name="P8"><draw:frame draw:style-name="fr2" draw:name="Frame32" text:anchor-type="paragraph" svg:width="0.25in" draw:z-index="30"><draw:text-box fo:min-height="0.2291in"><text:p text:style-name="P5"/></draw:text-box></draw:frame><text:soft-page-break/><text:span text:style-name="Source_20_Text"><text:span text:style-name="T12"> <text:s text:c="3"/></text:span></text:span><text:span text:style-name="Source_20_Text"><text:span text:style-name="T11">temp[</text:span></text:span><text:span text:style-name="Source_20_Text"><text:span text:style-name="T22">1</text:span></text:span><text:span text:style-name="Source_20_Text"><text:span text:style-name="T11">] = gpio_get_value(gpio_data_ptr-&gt;gpio2);</text:span></text:span></text:p>
          <text:p text:style-name="P8"><draw:frame draw:style-name="fr2" draw:name="Frame33" text:anchor-type="paragraph" svg:width="0.25in" draw:z-index="31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temp[</text:span></text:span><text:span text:style-name="Source_20_Text"><text:span text:style-name="T22">2</text:span></text:span><text:span text:style-name="Source_20_Text"><text:span text:style-name="T11">] = gpio_get_value(gpio_data_ptr-&gt;gpio3);</text:span></text:span></text:p>
          <text:p text:style-name="P8"><draw:frame draw:style-name="fr2" draw:name="Frame34" text:anchor-type="paragraph" svg:width="0.25in" draw:z-index="32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temp[</text:span></text:span><text:span text:style-name="Source_20_Text"><text:span text:style-name="T22">3</text:span></text:span><text:span text:style-name="Source_20_Text"><text:span text:style-name="T11">] = gpio_get_value(gpio_data_ptr-&gt;gpio10);</text:span></text:span></text:p>
          <text:p text:style-name="P8"><draw:frame draw:style-name="fr2" draw:name="Frame35" text:anchor-type="paragraph" svg:width="0.25in" draw:z-index="33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temp[</text:span></text:span><text:span text:style-name="Source_20_Text"><text:span text:style-name="T22">4</text:span></text:span><text:span text:style-name="Source_20_Text"><text:span text:style-name="T11">] = gpio_get_value(gpio_data_ptr-&gt;gpio11);</text:span></text:span></text:p>
          <text:p text:style-name="P8"><draw:frame draw:style-name="fr2" draw:name="Frame36" text:anchor-type="paragraph" svg:width="0.25in" draw:z-index="34"><draw:text-box fo:min-height="0.2291in"><text:p text:style-name="P5"/></draw:text-box></draw:frame><text:span text:style-name="Source_20_Text"><text:span text:style-name="T12"> </text:span></text:span></text:p>
          <text:p text:style-name="P8"><draw:frame draw:style-name="fr2" draw:name="Frame37" text:anchor-type="paragraph" svg:width="0.25in" draw:z-index="35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4">return</text:span></text:span><text:span text:style-name="Source_20_Text"><text:span text:style-name="T11"> snprintf(buf, </text:span></text:span><text:span text:style-name="Source_20_Text"><text:span text:style-name="T22">6</text:span></text:span><text:span text:style-name="Source_20_Text"><text:span text:style-name="T11">, </text:span></text:span><text:span text:style-name="Source_20_Text"><text:span text:style-name="T23">"%d%d%d%d%d"</text:span></text:span><text:span text:style-name="Source_20_Text"><text:span text:style-name="T11">, temp[</text:span></text:span><text:span text:style-name="Source_20_Text"><text:span text:style-name="T22">0</text:span></text:span><text:span text:style-name="Source_20_Text"><text:span text:style-name="T11">], temp[</text:span></text:span><text:span text:style-name="Source_20_Text"><text:span text:style-name="T22">1</text:span></text:span><text:span text:style-name="Source_20_Text"><text:span text:style-name="T11">],</text:span></text:span></text:p>
          <text:p text:style-name="P8"><draw:frame draw:style-name="fr2" draw:name="Frame38" text:anchor-type="paragraph" svg:width="0.25in" draw:z-index="36"><draw:text-box fo:min-height="0.2291in"><text:p text:style-name="P5"/></draw:text-box></draw:frame><text:span text:style-name="Source_20_Text"><text:span text:style-name="T12"> <text:s text:c="19"/></text:span></text:span><text:span text:style-name="Source_20_Text"><text:span text:style-name="T11">temp[</text:span></text:span><text:span text:style-name="Source_20_Text"><text:span text:style-name="T22">2</text:span></text:span><text:span text:style-name="Source_20_Text"><text:span text:style-name="T11">], temp[</text:span></text:span><text:span text:style-name="Source_20_Text"><text:span text:style-name="T22">3</text:span></text:span><text:span text:style-name="Source_20_Text"><text:span text:style-name="T11">], temp[</text:span></text:span><text:span text:style-name="Source_20_Text"><text:span text:style-name="T22">4</text:span></text:span><text:span text:style-name="Source_20_Text"><text:span text:style-name="T11">]);</text:span></text:span></text:p>
          <text:p text:style-name="P8"><draw:frame draw:style-name="fr2" draw:name="Frame39" text:anchor-type="paragraph" svg:width="0.25in" draw:z-index="37"><draw:text-box fo:min-height="0.2291in"><text:p text:style-name="P5"/></draw:text-box></draw:frame><text:span text:style-name="Source_20_Text"><text:span text:style-name="T11">}</text:span></text:span></text:p>
          <text:p text:style-name="P8"><draw:frame draw:style-name="fr2" draw:name="Frame40" text:anchor-type="paragraph" svg:width="0.25in" draw:z-index="38"><draw:text-box fo:min-height="0.2291in"><text:p text:style-name="P5"/></draw:text-box></draw:frame><text:span text:style-name="Source_20_Text"><text:span text:style-name="T12"> </text:span></text:span></text:p>
          <text:p text:style-name="P8"><draw:frame draw:style-name="fr2" draw:name="Frame41" text:anchor-type="paragraph" svg:width="0.25in" draw:z-index="39"><draw:text-box fo:min-height="0.2291in"><text:p text:style-name="P5"/></draw:text-box></draw:frame><text:span text:style-name="Source_20_Text"><text:span text:style-name="T14">static</text:span></text:span><text:span text:style-name="Source_20_Text"><text:span text:style-name="T11"> ssize_t </text:span></text:span><text:span text:style-name="Source_20_Text"><text:span text:style-name="T13">msmgpio_store</text:span></text:span><text:span text:style-name="Source_20_Text"><text:span text:style-name="T11">(</text:span></text:span><text:span text:style-name="Source_20_Text"><text:span text:style-name="T14">struct</text:span></text:span><text:span text:style-name="Source_20_Text"><text:span text:style-name="T11"> device *dev,</text:span></text:span></text:p>
          <text:p text:style-name="P8"><draw:frame draw:style-name="fr2" draw:name="Frame42" text:anchor-type="paragraph" svg:width="0.25in" draw:z-index="40"><draw:text-box fo:min-height="0.2291in"><text:p text:style-name="P5"/></draw:text-box></draw:frame><text:span text:style-name="Source_20_Text"><text:span text:style-name="T12"> <text:s text:c="10"/></text:span></text:span><text:span text:style-name="Source_20_Text"><text:span text:style-name="T14">struct</text:span></text:span><text:span text:style-name="Source_20_Text"><text:span text:style-name="T11"> device_attribute *attr, </text:span></text:span><text:span text:style-name="Source_20_Text"><text:span text:style-name="T14">const</text:span></text:span><text:span text:style-name="Source_20_Text"><text:span text:style-name="T11"> </text:span></text:span><text:span text:style-name="Source_20_Text"><text:span text:style-name="T14">char</text:span></text:span><text:span text:style-name="Source_20_Text"><text:span text:style-name="T11"> *buf, size_t size)</text:span></text:span></text:p>
          <text:p text:style-name="P8"><draw:frame draw:style-name="fr2" draw:name="Frame43" text:anchor-type="paragraph" svg:width="0.25in" draw:z-index="41"><draw:text-box fo:min-height="0.2291in"><text:p text:style-name="P5"/></draw:text-box></draw:frame><text:span text:style-name="Source_20_Text"><text:span text:style-name="T11">{</text:span></text:span></text:p>
          <text:p text:style-name="P8"><draw:frame draw:style-name="fr2" draw:name="Frame44" text:anchor-type="paragraph" svg:width="0.25in" draw:z-index="42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4">struct</text:span></text:span><text:span text:style-name="Source_20_Text"><text:span text:style-name="T11"> gpio_data *gpio_data_ptr = dev_get_drvdata(dev);</text:span></text:span></text:p>
          <text:p text:style-name="P8"><draw:frame draw:style-name="fr2" draw:name="Frame45" text:anchor-type="paragraph" svg:width="0.25in" draw:z-index="43"><draw:text-box fo:min-height="0.2291in"><text:p text:style-name="P5"/></draw:text-box></draw:frame><text:span text:style-name="Source_20_Text"><text:span text:style-name="T12"> </text:span></text:span></text:p>
          <text:p text:style-name="P8"><draw:frame draw:style-name="fr2" draw:name="Frame46" text:anchor-type="paragraph" svg:width="0.25in" draw:z-index="44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gpio_set_value(gpio_data_ptr-&gt;gpio0, <text:s/>(buf[</text:span></text:span><text:span text:style-name="Source_20_Text"><text:span text:style-name="T22">0</text:span></text:span><text:span text:style-name="Source_20_Text"><text:span text:style-name="T11">] == </text:span></text:span><text:span text:style-name="Source_20_Text"><text:span text:style-name="T23">'1'</text:span></text:span><text:span text:style-name="Source_20_Text"><text:span text:style-name="T11">) ? </text:span></text:span><text:span text:style-name="Source_20_Text"><text:span text:style-name="T22">1</text:span></text:span><text:span text:style-name="Source_20_Text"><text:span text:style-name="T11"> : </text:span></text:span><text:span text:style-name="Source_20_Text"><text:span text:style-name="T22">0</text:span></text:span><text:span text:style-name="Source_20_Text"><text:span text:style-name="T11">);</text:span></text:span></text:p>
          <text:p text:style-name="P8"><draw:frame draw:style-name="fr2" draw:name="Frame47" text:anchor-type="paragraph" svg:width="0.25in" draw:z-index="45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gpio_set_value(gpio_data_ptr-&gt;gpio2, <text:s/>(buf[</text:span></text:span><text:span text:style-name="Source_20_Text"><text:span text:style-name="T22">1</text:span></text:span><text:span text:style-name="Source_20_Text"><text:span text:style-name="T11">] == </text:span></text:span><text:span text:style-name="Source_20_Text"><text:span text:style-name="T23">'1'</text:span></text:span><text:span text:style-name="Source_20_Text"><text:span text:style-name="T11">) ? </text:span></text:span><text:span text:style-name="Source_20_Text"><text:span text:style-name="T22">1</text:span></text:span><text:span text:style-name="Source_20_Text"><text:span text:style-name="T11"> : </text:span></text:span><text:span text:style-name="Source_20_Text"><text:span text:style-name="T22">0</text:span></text:span><text:span text:style-name="Source_20_Text"><text:span text:style-name="T11">);</text:span></text:span></text:p>
          <text:p text:style-name="P8"><draw:frame draw:style-name="fr2" draw:name="Frame48" text:anchor-type="paragraph" svg:width="0.25in" draw:z-index="46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gpio_set_value(gpio_data_ptr-&gt;gpio3, <text:s/>(buf[</text:span></text:span><text:span text:style-name="Source_20_Text"><text:span text:style-name="T22">2</text:span></text:span><text:span text:style-name="Source_20_Text"><text:span text:style-name="T11">] == </text:span></text:span><text:span text:style-name="Source_20_Text"><text:span text:style-name="T23">'1'</text:span></text:span><text:span text:style-name="Source_20_Text"><text:span text:style-name="T11">) ? </text:span></text:span><text:span text:style-name="Source_20_Text"><text:span text:style-name="T22">1</text:span></text:span><text:span text:style-name="Source_20_Text"><text:span text:style-name="T11"> : </text:span></text:span><text:span text:style-name="Source_20_Text"><text:span text:style-name="T22">0</text:span></text:span><text:span text:style-name="Source_20_Text"><text:span text:style-name="T11">);</text:span></text:span></text:p>
          <text:p text:style-name="P8"><draw:frame draw:style-name="fr2" draw:name="Frame49" text:anchor-type="paragraph" svg:width="0.25in" draw:z-index="47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gpio_set_value(gpio_data_ptr-&gt;gpio10, (buf[</text:span></text:span><text:span text:style-name="Source_20_Text"><text:span text:style-name="T22">3</text:span></text:span><text:span text:style-name="Source_20_Text"><text:span text:style-name="T11">] == </text:span></text:span><text:span text:style-name="Source_20_Text"><text:span text:style-name="T23">'1'</text:span></text:span><text:span text:style-name="Source_20_Text"><text:span text:style-name="T11">) ? </text:span></text:span><text:span text:style-name="Source_20_Text"><text:span text:style-name="T22">1</text:span></text:span><text:span text:style-name="Source_20_Text"><text:span text:style-name="T11"> : </text:span></text:span><text:span text:style-name="Source_20_Text"><text:span text:style-name="T22">0</text:span></text:span><text:span text:style-name="Source_20_Text"><text:span text:style-name="T11">);</text:span></text:span></text:p>
          <text:p text:style-name="P8"><draw:frame draw:style-name="fr2" draw:name="Frame50" text:anchor-type="paragraph" svg:width="0.25in" draw:z-index="48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gpio_set_value(gpio_data_ptr-&gt;gpio11, (buf[</text:span></text:span><text:span text:style-name="Source_20_Text"><text:span text:style-name="T22">4</text:span></text:span><text:span text:style-name="Source_20_Text"><text:span text:style-name="T11">] == </text:span></text:span><text:span text:style-name="Source_20_Text"><text:span text:style-name="T23">'1'</text:span></text:span><text:span text:style-name="Source_20_Text"><text:span text:style-name="T11">) ? </text:span></text:span><text:span text:style-name="Source_20_Text"><text:span text:style-name="T22">1</text:span></text:span><text:span text:style-name="Source_20_Text"><text:span text:style-name="T11"> : </text:span></text:span><text:span text:style-name="Source_20_Text"><text:span text:style-name="T22">0</text:span></text:span><text:span text:style-name="Source_20_Text"><text:span text:style-name="T11">);</text:span></text:span></text:p>
          <text:p text:style-name="P8"><draw:frame draw:style-name="fr2" draw:name="Frame51" text:anchor-type="paragraph" svg:width="0.25in" draw:z-index="49"><draw:text-box fo:min-height="0.2291in"><text:p text:style-name="P5"/></draw:text-box></draw:frame><text:span text:style-name="Source_20_Text"><text:span text:style-name="T12"> </text:span></text:span></text:p>
          <text:p text:style-name="P8"><draw:frame draw:style-name="fr2" draw:name="Frame52" text:anchor-type="paragraph" svg:width="0.25in" draw:z-index="50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4">return</text:span></text:span><text:span text:style-name="Source_20_Text"><text:span text:style-name="T11"> size;</text:span></text:span></text:p>
          <text:p text:style-name="P8"><draw:frame draw:style-name="fr2" draw:name="Frame53" text:anchor-type="paragraph" svg:width="0.25in" draw:z-index="51"><draw:text-box fo:min-height="0.2291in"><text:p text:style-name="P5"/></draw:text-box></draw:frame><text:span text:style-name="Source_20_Text"><text:span text:style-name="T11">}</text:span></text:span></text:p>
          <text:p text:style-name="P8"><draw:frame draw:style-name="fr2" draw:name="Frame54" text:anchor-type="paragraph" svg:width="0.25in" draw:z-index="52"><draw:text-box fo:min-height="0.2291in"><text:p text:style-name="P5"/></draw:text-box></draw:frame><text:span text:style-name="Source_20_Text"><text:span text:style-name="T12"> </text:span></text:span></text:p>
          <text:p text:style-name="P8"><draw:frame draw:style-name="fr2" draw:name="Frame55" text:anchor-type="paragraph" svg:width="0.25in" draw:z-index="53"><draw:text-box fo:min-height="0.2291in"><text:p text:style-name="P5"/></draw:text-box></draw:frame><text:span text:style-name="Source_20_Text"><text:span text:style-name="T14">static</text:span></text:span><text:span text:style-name="Source_20_Text"><text:span text:style-name="T11"> </text:span></text:span><text:span text:style-name="Source_20_Text"><text:span text:style-name="T13">DEVICE_ATTR</text:span></text:span><text:span text:style-name="Source_20_Text"><text:span text:style-name="T11">(msm_gpio, </text:span></text:span><text:span text:style-name="Source_20_Text"><text:span text:style-name="T22">0664</text:span></text:span><text:span text:style-name="Source_20_Text"><text:span text:style-name="T11">, msmgpio_show, msmgpio_store);</text:span></text:span></text:p>
          <text:p text:style-name="P6"><text:span text:style-name="T4">之后在驱动的</text:span><text:span text:style-name="T2">probe</text:span><text:span text:style-name="T4">函数中即可调用</text:span><text:span text:style-name="T2">device_create_file</text:span><text:span text:style-name="T4">：</text:span></text:p>
          <text:p text:style-name="P8"><draw:frame draw:style-name="fr2" draw:name="Frame56" text:anchor-type="paragraph" svg:width="0.25in" draw:z-index="54"><draw:text-box fo:min-height="0.2291in"><text:p text:style-name="P5"/></draw:text-box></draw:frame><text:span text:style-name="Source_20_Text"><text:span text:style-name="T11">err = device_create_file(&amp;dev-&gt;dev, &amp;dev_attr_msm_gpio);</text:span></text:span></text:p>
          <text:p text:style-name="P8"><draw:frame draw:style-name="fr2" draw:name="Frame57" text:anchor-type="paragraph" svg:width="0.25in" draw:z-index="55"><draw:text-box fo:min-height="0.2291in"><text:p text:style-name="P5"/></draw:text-box></draw:frame><text:span text:style-name="Source_20_Text"><text:span text:style-name="T14">if</text:span></text:span><text:span text:style-name="Source_20_Text"><text:span text:style-name="T11"> (err) {</text:span></text:span></text:p>
          <text:p text:style-name="P8"><draw:frame draw:style-name="fr2" draw:name="Frame58" text:anchor-type="paragraph" svg:width="0.25in" draw:z-index="56"><draw:text-box fo:min-height="0.2291in"><text:p text:style-name="P5"/></draw:text-box></draw:frame><text:span text:style-name="Source_20_Text"><text:span text:style-name="T12"> <text:s text:c="7"/></text:span></text:span><text:span text:style-name="Source_20_Text"><text:span text:style-name="T11">dev_err(&amp;dev-&gt;dev, </text:span></text:span><text:span text:style-name="Source_20_Text"><text:span text:style-name="T23">"sys file creation failed\n"</text:span></text:span><text:span text:style-name="Source_20_Text"><text:span text:style-name="T11">);</text:span></text:span></text:p>
          <text:p text:style-name="P8"><draw:frame draw:style-name="fr2" draw:name="Frame59" text:anchor-type="paragraph" svg:width="0.25in" draw:z-index="57"><draw:text-box fo:min-height="0.2291in"><text:p text:style-name="P5"/></draw:text-box></draw:frame><text:span text:style-name="Source_20_Text"><text:span text:style-name="T12"> <text:s text:c="7"/></text:span></text:span><text:span text:style-name="Source_20_Text"><text:span text:style-name="T14">return</text:span></text:span><text:span text:style-name="Source_20_Text"><text:span text:style-name="T11"> -ENODEV;</text:span></text:span></text:p>
          <text:p text:style-name="P8"><draw:frame draw:style-name="fr2" draw:name="Frame60" text:anchor-type="paragraph" svg:width="0.25in" draw:z-index="58"><draw:text-box fo:min-height="0.2291in"><text:p text:style-name="P5"/></draw:text-box></draw:frame><text:span text:style-name="Source_20_Text"><text:span text:style-name="T11">}</text:span></text:span></text:p>
          <text:p text:style-name="P3"><text:span text:style-name="T15">device_create_file</text:span><text:span text:style-name="T17">和</text:span><text:span text:style-name="T15">device_remove_file</text:span><text:span text:style-name="T17">定义在</text:span><text:span text:style-name="T15">drivers/base/core.c</text:span><text:span text:style-name="T17">中，声明在</text:span><text:span text:style-name="T15">include/linux/device.h</text:span><text:span text:style-name="T17">中，</text:span><text:span text:style-name="T15">device_create_file</text:span><text:span text:style-name="T17">返回</text:span><text:span text:style-name="T15">0</text:span><text:span text:style-name="T17">代表创建成功。</text:span></text:p>
          <text:p text:style-name="P8"><draw:frame draw:style-name="fr2" draw:name="Frame61" text:anchor-type="paragraph" svg:width="0.25in" draw:z-index="59"><draw:text-box fo:min-height="0.2291in"><text:p text:style-name="P5"/></draw:text-box></draw:frame><text:span text:style-name="Source_20_Text"><text:span text:style-name="T11">int device_create_file(struct device *dev, </text:span></text:span><text:span text:style-name="Source_20_Text"><text:span text:style-name="T14">const</text:span></text:span><text:span text:style-name="Source_20_Text"><text:span text:style-name="T11"> struct device_attribute *attr)</text:span></text:span></text:p>
          <text:p text:style-name="P8"><draw:frame draw:style-name="fr2" draw:name="Frame62" text:anchor-type="paragraph" svg:width="0.25in" draw:z-index="60"><draw:text-box fo:min-height="0.2291in"><text:p text:style-name="P5"/></draw:text-box></draw:frame><text:span text:style-name="Source_20_Text"><text:span text:style-name="T11">{</text:span></text:span></text:p>
          <text:p text:style-name="P8"><draw:frame draw:style-name="fr2" draw:name="Frame63" text:anchor-type="paragraph" svg:width="0.25in" draw:z-index="61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int error = </text:span></text:span><text:span text:style-name="Source_20_Text"><text:span text:style-name="T22">0</text:span></text:span><text:span text:style-name="Source_20_Text"><text:span text:style-name="T11">;</text:span></text:span></text:p>
          <text:p text:style-name="P8"><draw:frame draw:style-name="fr2" draw:name="Frame64" text:anchor-type="paragraph" svg:width="0.25in" draw:z-index="62"><draw:text-box fo:min-height="0.2291in"><text:p text:style-name="P5"/></draw:text-box></draw:frame><text:span text:style-name="Source_20_Text"><text:span text:style-name="T12"> </text:span></text:span></text:p>
          <text:p text:style-name="P8"><draw:frame draw:style-name="fr2" draw:name="Frame65" text:anchor-type="paragraph" svg:width="0.25in" draw:z-index="63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4">if</text:span></text:span><text:span text:style-name="Source_20_Text"><text:span text:style-name="T11"> (dev) {</text:span></text:span></text:p>
          <text:p text:style-name="P8"><draw:frame draw:style-name="fr2" draw:name="Frame66" text:anchor-type="paragraph" svg:width="0.25in" draw:z-index="64"><draw:text-box fo:min-height="0.2291in"><text:p text:style-name="P5"/></draw:text-box></draw:frame><text:span text:style-name="Source_20_Text"><text:span text:style-name="T12"> <text:s text:c="7"/></text:span></text:span><text:span text:style-name="Source_20_Text"><text:span text:style-name="T11">WARN(((attr-&gt;attr.mode &amp; S_IWUGO) &amp;&amp; !attr-&gt;store),</text:span></text:span></text:p>
          <text:p text:style-name="P8"><draw:frame draw:style-name="fr2" draw:name="Frame67" text:anchor-type="paragraph" svg:width="0.25in" draw:z-index="65"><draw:text-box fo:min-height="0.2291in"><text:p text:style-name="P5"/></draw:text-box></draw:frame><text:span text:style-name="Source_20_Text"><text:span text:style-name="T12"> <text:s text:c="11"/></text:span></text:span><text:span text:style-name="Source_20_Text"><text:span text:style-name="T23">"Attribute %s: write permission without 'store'\n"</text:span></text:span><text:span text:style-name="Source_20_Text"><text:span text:style-name="T11">,</text:span></text:span></text:p>
          <text:p text:style-name="P8"><draw:frame draw:style-name="fr2" draw:name="Frame68" text:anchor-type="paragraph" svg:width="0.25in" draw:z-index="66"><draw:text-box fo:min-height="0.2291in"><text:p text:style-name="P5"/></draw:text-box></draw:frame><text:span text:style-name="Source_20_Text"><text:span text:style-name="T12"> <text:s text:c="11"/></text:span></text:span><text:span text:style-name="Source_20_Text"><text:span text:style-name="T11">attr-&gt;attr.name);</text:span></text:span></text:p>
          <text:p text:style-name="P8"><draw:frame draw:style-name="fr2" draw:name="Frame69" text:anchor-type="paragraph" svg:width="0.25in" draw:z-index="67"><draw:text-box fo:min-height="0.2291in"><text:p text:style-name="P5"/></draw:text-box></draw:frame><text:span text:style-name="Source_20_Text"><text:span text:style-name="T12"> <text:s text:c="7"/></text:span></text:span><text:span text:style-name="Source_20_Text"><text:span text:style-name="T11">WARN(((attr-&gt;attr.mode &amp; S_IRUGO) &amp;&amp; !attr-&gt;show),</text:span></text:span></text:p>
          <text:p text:style-name="P8"><draw:frame draw:style-name="fr2" draw:name="Frame70" text:anchor-type="paragraph" svg:width="0.25in" draw:z-index="68"><draw:text-box fo:min-height="0.2291in"><text:p text:style-name="P5"/></draw:text-box></draw:frame><text:span text:style-name="Source_20_Text"><text:span text:style-name="T12"> <text:s text:c="11"/></text:span></text:span><text:span text:style-name="Source_20_Text"><text:span text:style-name="T23">"Attribute %s: read permission without 'show'\n"</text:span></text:span><text:span text:style-name="Source_20_Text"><text:span text:style-name="T11">,</text:span></text:span></text:p>
          <text:p text:style-name="P8"><draw:frame draw:style-name="fr2" draw:name="Frame71" text:anchor-type="paragraph" svg:width="0.25in" draw:z-index="69"><draw:text-box fo:min-height="0.2291in"><text:p text:style-name="P5"/></draw:text-box></draw:frame><text:soft-page-break/><text:span text:style-name="Source_20_Text"><text:span text:style-name="T12"> <text:s text:c="11"/></text:span></text:span><text:span text:style-name="Source_20_Text"><text:span text:style-name="T11">attr-&gt;attr.name);</text:span></text:span></text:p>
          <text:p text:style-name="P8"><draw:frame draw:style-name="fr2" draw:name="Frame72" text:anchor-type="paragraph" svg:width="0.25in" draw:z-index="70"><draw:text-box fo:min-height="0.2291in"><text:p text:style-name="P5"/></draw:text-box></draw:frame><text:span text:style-name="Source_20_Text"><text:span text:style-name="T12"> <text:s text:c="7"/></text:span></text:span><text:span text:style-name="Source_20_Text"><text:span text:style-name="T11">error = sysfs_create_file(&amp;dev-&gt;kobj, &amp;attr-&gt;attr);</text:span></text:span></text:p>
          <text:p text:style-name="P8"><draw:frame draw:style-name="fr2" draw:name="Frame73" text:anchor-type="paragraph" svg:width="0.25in" draw:z-index="71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1">}</text:span></text:span></text:p>
          <text:p text:style-name="P8"><draw:frame draw:style-name="fr2" draw:name="Frame74" text:anchor-type="paragraph" svg:width="0.25in" draw:z-index="72"><draw:text-box fo:min-height="0.2291in"><text:p text:style-name="P5"/></draw:text-box></draw:frame><text:span text:style-name="Source_20_Text"><text:span text:style-name="T12"> </text:span></text:span></text:p>
          <text:p text:style-name="P8"><draw:frame draw:style-name="fr2" draw:name="Frame75" text:anchor-type="paragraph" svg:width="0.25in" draw:z-index="73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4">return</text:span></text:span><text:span text:style-name="Source_20_Text"><text:span text:style-name="T11"> error;</text:span></text:span></text:p>
          <text:p text:style-name="P8"><draw:frame draw:style-name="fr2" draw:name="Frame76" text:anchor-type="paragraph" svg:width="0.25in" draw:z-index="74"><draw:text-box fo:min-height="0.2291in"><text:p text:style-name="P5"/></draw:text-box></draw:frame><text:span text:style-name="Source_20_Text"><text:span text:style-name="T11">}</text:span></text:span></text:p>
          <text:p text:style-name="P8"><draw:frame draw:style-name="fr2" draw:name="Frame77" text:anchor-type="paragraph" svg:width="0.25in" draw:z-index="75"><draw:text-box fo:min-height="0.2291in"><text:p text:style-name="P5"/></draw:text-box></draw:frame><text:span text:style-name="Source_20_Text"><text:span text:style-name="T12"> </text:span></text:span></text:p>
          <text:p text:style-name="P8"><draw:frame draw:style-name="fr2" draw:name="Frame78" text:anchor-type="paragraph" svg:width="0.25in" draw:z-index="76"><draw:text-box fo:min-height="0.2291in"><text:p text:style-name="P5"/></draw:text-box></draw:frame><text:span text:style-name="Source_20_Text"><text:span text:style-name="T11">void device_remove_file(struct device *dev,</text:span></text:span></text:p>
          <text:p text:style-name="P8"><draw:frame draw:style-name="fr2" draw:name="Frame79" text:anchor-type="paragraph" svg:width="0.25in" draw:z-index="77"><draw:text-box fo:min-height="0.2291in"><text:p text:style-name="P5"/></draw:text-box></draw:frame><text:span text:style-name="Source_20_Text"><text:span text:style-name="T12"> <text:s text:c="11"/></text:span></text:span><text:span text:style-name="Source_20_Text"><text:span text:style-name="T14">const</text:span></text:span><text:span text:style-name="Source_20_Text"><text:span text:style-name="T11"> struct device_attribute *attr)</text:span></text:span></text:p>
          <text:p text:style-name="P8"><draw:frame draw:style-name="fr2" draw:name="Frame80" text:anchor-type="paragraph" svg:width="0.25in" draw:z-index="78"><draw:text-box fo:min-height="0.2291in"><text:p text:style-name="P5"/></draw:text-box></draw:frame><text:span text:style-name="Source_20_Text"><text:span text:style-name="T11">{</text:span></text:span></text:p>
          <text:p text:style-name="P8"><draw:frame draw:style-name="fr2" draw:name="Frame81" text:anchor-type="paragraph" svg:width="0.25in" draw:z-index="79"><draw:text-box fo:min-height="0.2291in"><text:p text:style-name="P5"/></draw:text-box></draw:frame><text:span text:style-name="Source_20_Text"><text:span text:style-name="T12"> <text:s text:c="3"/></text:span></text:span><text:span text:style-name="Source_20_Text"><text:span text:style-name="T14">if</text:span></text:span><text:span text:style-name="Source_20_Text"><text:span text:style-name="T11"> (dev)</text:span></text:span></text:p>
          <text:p text:style-name="P8"><draw:frame draw:style-name="fr2" draw:name="Frame82" text:anchor-type="paragraph" svg:width="0.25in" draw:z-index="80"><draw:text-box fo:min-height="0.2291in"><text:p text:style-name="P5"/></draw:text-box></draw:frame><text:span text:style-name="Source_20_Text"><text:span text:style-name="T12"> <text:s text:c="7"/></text:span></text:span><text:span text:style-name="Source_20_Text"><text:span text:style-name="T11">sysfs_remove_file(&amp;dev-&gt;kobj, &amp;attr-&gt;attr);</text:span></text:span></text:p>
          <text:p text:style-name="P8"><draw:frame draw:style-name="fr2" draw:name="Frame83" text:anchor-type="paragraph" svg:width="0.25in" draw:z-index="81"><draw:text-box fo:min-height="0.2291in"><text:p text:style-name="P5"/></draw:text-box></draw:frame><text:span text:style-name="Source_20_Text"><text:span text:style-name="T11">}</text:span></text:span></text:p>
          <text:p text:style-name="P3"><text:span text:style-name="T17">在文件系统</text:span><text:span text:style-name="T15">/sys/devices/soc.0/gpio_ctrl.72</text:span><text:span text:style-name="T17">下面生成</text:span><text:span text:style-name="T15">msm_gpio</text:span><text:span text:style-name="T17">节点，用</text:span><text:span text:style-name="T15">cat</text:span><text:span text:style-name="T17">，</text:span><text:span text:style-name="T15">echo</text:span><text:span text:style-name="T17">操作硬件：</text:span><text:span text:style-name="T15"><text:line-break/>root@msm8909:/sys/devices/soc.0/gpio_ctrl.72 # ls -l msm_gpio                  <text:line-break/>-rw-rw-r-- root     root         4096 1970-01-01 00:02 msm_gpio<text:line-break/>root@msm8909:/sys/devices/soc.0/gpio_ctrl.72 # cat msm_gpio<text:line-break/>00000<text:line-break/>root@msm8909:/sys/devices/soc.0/gpio_ctrl.72 # echo 11111 &gt; msm_gpio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4:37:28.261042221</meta:creation-date>
    <dc:date>2019-08-09T14:42:36.430256113</dc:date>
    <meta:editing-duration>PT5M8S</meta:editing-duration>
    <meta:editing-cycles>1</meta:editing-cycles>
    <meta:document-statistic meta:table-count="0" meta:image-count="0" meta:object-count="0" meta:page-count="3" meta:paragraph-count="94" meta:word-count="469" meta:character-count="3788" meta:non-whitespace-character-count="3002"/>
    <meta:generator>LibreOffice/5.1.6.2$Linux_X86_64 LibreOffice_project/10m0$Build-2</meta:generator>
  </office:meta>
</office:document-meta>
</file>